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=1" table:allow-empty-cell="true" table:base-cell-address="Munkalap1.A1"/>
      </table:content-validations>
      <table:table table:name="Munkalap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content-validation-name="val1" office:value-type="float" office:value="2" calcext:value-type="float">
            <table:detective>
              <table:highlighted-range table:marked-invalid="true"/>
            </table:detective>
            <text:p>2</text:p>
          </table:table-cell>
          <table:table-cell table:content-validation-name="val1" office:value-type="float" office:value="3" calcext:value-type="float">
            <table:detective>
              <table:highlighted-range table:marked-invalid="true"/>
            </table:detective>
            <text:p>3</text:p>
          </table:table-cell>
          <table:table-cell table:content-validation-name="val1" office:value-type="float" office:value="4" calcext:value-type="float">
            <table:detective>
              <table:highlighted-range table:marked-invalid="true"/>
            </table:detective>
            <text:p>4</text:p>
          </table:table-cell>
        </table:table-row>
        <table:table-row table:style-name="ro1">
          <table:table-cell table:content-validation-name="val1" office:value-type="float" office:value="2" calcext:value-type="float">
            <table:detective>
              <table:highlighted-range table:marked-invalid="true"/>
            </table:detective>
            <text:p>2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" calcext:value-type="float">
            <table:detective>
              <table:highlighted-range table:marked-invalid="true"/>
            </table:detective>
            <text:p>3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4" calcext:value-type="float">
            <table:detective>
              <table:highlighted-range table:marked-invalid="true"/>
            </table:detective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10:50:45.691000000</meta:creation-date>
    <dc:date>2020-11-10T10:53:23.513000000</dc:date>
    <meta:editing-duration>PT2M38S</meta:editing-duration>
    <meta:editing-cycles>1</meta:editing-cycles>
    <meta:document-statistic meta:table-count="1" meta:cell-count="6" meta:object-count="0"/>
    <meta:generator>LibreOfficeDev/7.1.0.0.alpha1$Windows_X86_64 LibreOffice_project/b7b05dd36403af50b20fe06cbf8a10d8defb28a9</meta:generator>
  </office:meta>
</office:document-meta>
</file>